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DE0000008DA957D49231F93062.png" manifest:media-type="image/png"/>
  <manifest:file-entry manifest:full-path="Pictures/10000000000000DE0000008D5D0C2B2AD484347C.pdf" manifest:media-type="application/pdf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5.873cm" svg:height="3.73cm" svg:x="11.166cm" svg:y="8.694cm">
          <draw:image xlink:href="Pictures/10000000000000DE0000008D5D0C2B2AD484347C.pdf" xlink:type="simple" xlink:show="embed" xlink:actuate="onLoad">
            <text:p/>
          </draw:image>
          <draw:image xlink:href="Pictures/10000000000000DE0000008DA957D49231F93062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klos </meta:initial-creator>
    <meta:creation-date>2016-06-27T14:53:49.107608040</meta:creation-date>
    <dc:date>2017-02-14T10:30:58.772337700</dc:date>
    <dc:creator>Miklos Vajna</dc:creator>
    <meta:editing-duration>PT1M1S</meta:editing-duration>
    <meta:editing-cycles>3</meta:editing-cycles>
    <meta:generator>LibreOfficeDev/5.4.0.0.alpha0$Linux_X86_64 LibreOffice_project/1a1dbff33db8a6f2f55a5d92483a03670a610f6a</meta:generator>
    <meta:document-statistic meta:object-count="24"/>
  </office:meta>
</office:document-meta>
</file>